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jpeg" manifest:full-path="Pictures/2.jpg"/>
  <manifest:file-entry manifest:media-type="image/jpeg" manifest:full-path="Pictures/1.jp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text:list-style style:name="L1">
      <text:list-level-style-number text:level="1" text:style-name="Numbering_20_Symbols" style:num-format="a" text:start-value="3" style:num-prefix="(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A" text:start-value="3" style:num-prefix="(" style:num-suffix=")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a" text:start-value="18" style:num-prefix="(" style:num-suffix=")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A" text:start-value="18" style:num-prefix="(" style:num-suffix=")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5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1.0in" fo:margin-right="0in" fo:text-indent="0in" style:auto-text-indent="false"/>
    </style:style>
    <style:style style:name="P4" style:family="paragraph" style:parent-style-name="Quotations">
      <style:paragraph-properties fo:margin-left="1.5in" fo:margin-right="0in" fo:text-indent="0in" style:auto-text-indent="false"/>
    </style:style>
    <style:style style:name="P5" style:family="paragraph" style:parent-style-name="Text_20_body" style:list-style-name="L2">
      <style:paragraph-properties fo:margin-top="0in" fo:margin-bottom="0in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able_20_Heading">
      <style:paragraph-properties fo:text-align="end" style:justify-single-word="false"/>
    </style:style>
    <style:style style:name="P16" style:family="paragraph" style:parent-style-name="Table_20_Heading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7">
      <style:paragraph-properties fo:margin-top="0in" fo:margin-bottom="0in"/>
    </style:style>
    <style:style style:name="P21" style:family="paragraph" style:parent-style-name="Preformatted_20_Text">
      <style:paragraph-properties fo:margin-left="0.5in" fo:margin-right="0in" fo:text-indent="0in" style:auto-text-indent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4977*"/>
    </style:style>
    <style:style style:name="Table1.B" style:family="table-column">
      <style:table-column-properties style:rel-column-width="60557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4977*"/>
    </style:style>
    <style:style style:name="Table2.B" style:family="table-column">
      <style:table-column-properties style:rel-column-width="60557*"/>
    </style:style>
  </office:automatic-styles>
  <office:body>
    <office:text>
      <text:h text:style-name="Heading_20_1" text:outline-level="1"><text:bookmark-start text:name="h1-heading-8-"/>h1 Heading 8-)<text:bookmark-end text:name="h1-heading-8-"/></text:h>
      <text:h text:style-name="Heading_20_2" text:outline-level="2"><text:bookmark-start text:name="h2-heading"/>h2 Heading<text:bookmark-end text:name="h2-heading"/></text:h>
      <text:h text:style-name="Heading_20_3" text:outline-level="3"><text:bookmark-start text:name="h3-heading"/>h3 Heading<text:bookmark-end text:name="h3-heading"/></text:h>
      <text:h text:style-name="Heading_20_4" text:outline-level="4"><text:bookmark-start text:name="h4-heading"/>h4 Heading<text:bookmark-end text:name="h4-heading"/></text:h>
      <text:h text:style-name="Heading_20_5" text:outline-level="5"><text:bookmark-start text:name="h5-heading"/>h5 Heading<text:bookmark-end text:name="h5-heading"/></text:h>
      <text:h text:style-name="Heading_20_6" text:outline-level="6"><text:bookmark-start text:name="h6-heading"/>h6 Heading<text:bookmark-end text:name="h6-heading"/></text:h>
      <text:h text:style-name="Heading_20_2" text:outline-level="2"><text:bookmark-start text:name="horizontal-rules"/>Horizontal Rules<text:bookmark-end text:name="horizontal-rules"/></text:h>
      <text:p text:style-name="Horizontal_20_Line"/>
      <text:p text:style-name="Horizontal_20_Line"/>
      <text:p text:style-name="Horizontal_20_Line"/>
      <text:h text:style-name="Heading_20_2" text:outline-level="2"><text:bookmark-start text:name="typographic-replacements"/>Typographic replacements<text:bookmark-end text:name="typographic-replacements"/></text:h>
      <text:p text:style-name="First_20_paragraph">Enable typographer option to see result.</text:p>
      <text:list text:style-name="L1">
        <text:list-item>
          <text:list>
            <text:list-item>
              <text:list>
                <text:list-item>
                  <text:list>
                    <text:list-item>
                      <text:p text:style-name="P1">(tm) (TM) (p) (P) +-</text:p>
                    </text:list-item>
                  </text:list>
                </text:list-item>
              </text:list>
            </text:list-item>
          </text:list>
        </text:list-item>
      </text:list>
      <text:p text:style-name="First_20_paragraph">test.. test… test….. test?….. test!….</text:p>
      <text:p text:style-name="Text_20_body">!!!!!! ???? ,, – —</text:p>
      <text:p text:style-name="Text_20_body">“Smartypants, double quotes” and ‘single quotes’</text:p>
      <text:h text:style-name="Heading_20_2" text:outline-level="2"><text:bookmark-start text:name="emphasis"/>Emphasis<text:bookmark-end text:name="emphasis"/></text:h>
      <text:p text:style-name="First_20_paragraph"><text:span text:style-name="T1">This is bold text</text:span></text:p>
      <text:p text:style-name="Text_20_body"><text:span text:style-name="T1">This is bold text</text:span></text:p>
      <text:p text:style-name="Text_20_body"><text:span text:style-name="T2">This is italic text</text:span></text:p>
      <text:p text:style-name="Text_20_body"><text:span text:style-name="T2">This is italic text</text:span></text:p>
      <text:p text:style-name="Text_20_body"><text:span text:style-name="T3">Strikethrough</text:span></text:p>
      <text:h text:style-name="Heading_20_2" text:outline-level="2"><text:bookmark-start text:name="blockquotes"/>Blockquotes<text:bookmark-end text:name="blockquotes"/></text:h>
      <text:p text:style-name="P2">Blockquotes can also be nested…</text:p>
      <text:p text:style-name="P3">…by using additional greater-than signs right next to each other…</text:p>
      <text:p text:style-name="P4">…or with spaces between arrows.</text:p>
      <text:h text:style-name="Heading_20_2" text:outline-level="2"><text:bookmark-start text:name="lists"/>Lists<text:bookmark-end text:name="lists"/></text:h>
      <text:p text:style-name="First_20_paragraph">Unordered</text:p>
      <text:list text:style-name="L2">
        <text:list-item>
          <text:p text:style-name="P5">Create a list by starting a line with <text:span text:style-name="Source_Text">+</text:span>, <text:span text:style-name="Source_Text">-</text:span>, or <text:span text:style-name="Source_Text">*</text:span></text:p>
        </text:list-item>
        <text:list-item>
          <text:p text:style-name="P5">Sub-lists are made by indenting 2 spaces:</text:p>
          <text:list text:style-name="L3">
            <text:list-item>
              <text:p text:style-name="P6">Marker character change forces new list start:</text:p>
              <text:list text:style-name="L4">
                <text:list-item>
                  <text:p text:style-name="P7">Ac tristique libero volutpat at</text:p>
                </text:list-item>
                <text:list-item>
                  <text:p text:style-name="P7">Facilisis in pretium nisl aliquet</text:p>
                </text:list-item>
                <text:list-item>
                  <text:p text:style-name="P7">Nulla volutpat aliquam velit</text:p>
                </text:list-item>
              </text:list>
            </text:list-item>
          </text:list>
        </text:list-item>
        <text:list-item>
          <text:p text:style-name="P5">Very easy!</text:p>
        </text:list-item>
      </text:list>
      <text:p text:style-name="First_20_paragraph">Ordered</text:p>
      <text:list text:style-name="L5">
        <text:list-item>
          <text:p text:style-name="P8">Lorem ipsum dolor sit amet</text:p>
        </text:list-item>
        <text:list-item>
          <text:p text:style-name="P8">Consectetur adipiscing elit</text:p>
        </text:list-item>
        <text:list-item>
          <text:p text:style-name="P8">Integer molestie lorem at massa</text:p>
        </text:list-item>
        <text:list-item>
          <text:p text:style-name="P8">You can use sequential numbers…</text:p>
        </text:list-item>
        <text:list-item>
          <text:p text:style-name="P8">…or keep all the numbers as <text:span text:style-name="Source_Text">1.</text:span></text:p>
        </text:list-item>
      </text:list>
      <text:p text:style-name="First_20_paragraph">Start numbering with offset:</text:p>
      <text:list text:style-name="L6">
        <text:list-item>
          <text:p text:style-name="P9">foo</text:p>
        </text:list-item>
        <text:list-item>
          <text:p text:style-name="P9">bar</text:p>
        </text:list-item>
      </text:list>
      <text:h text:style-name="Heading_20_2" text:outline-level="2"><text:bookmark-start text:name="code"/>Code<text:bookmark-end text:name="code"/></text:h>
      <text:p text:style-name="First_20_paragraph">Inline <text:span text:style-name="Source_Text">code</text:span></text:p>
      <text:p text:style-name="Text_20_body">Indented code</text:p>
      <text:p text:style-name="P10">// Some comments</text:p>
      <text:p text:style-name="P11">line 1 of code</text:p>
      <text:p text:style-name="P12">line 2 of code</text:p>
      <text:p text:style-name="P13">line 3 of code</text:p>
      <text:p text:style-name="First_20_paragraph">Block code “fences”</text:p>
      <text:p text:style-name="P14">Sample text here...</text:p>
      <text:p text:style-name="First_20_paragraph">Syntax highlighting</text:p>
      <text:p text:style-name="Preformatted_20_Text">
<text:span text:style-name="KeywordTok">var</text:span><text:span text:style-name="NormalTok"><text:s text:c="1"/>foo </text:span><text:span text:style-name="OperatorTok">=</text:span><text:span text:style-name="NormalTok"><text:s text:c="1"/></text:span><text:span text:style-name="KeywordTok">function</text:span><text:span text:style-name="NormalTok"><text:s text:c="1"/>(bar) {</text:span>
</text:p>
      <text:p text:style-name="Preformatted_20_Text">
<text:span text:style-name="NormalTok"><text:s text:c="2"/></text:span><text:span text:style-name="ControlFlowTok">return</text:span><text:span text:style-name="NormalTok"><text:s text:c="1"/>bar</text:span><text:span text:style-name="OperatorTok">++;</text:span>
</text:p>
      <text:p text:style-name="Preformatted_20_Text">
<text:span text:style-name="NormalTok">}</text:span><text:span text:style-name="OperatorTok">;</text:span>
</text:p>
      <text:p text:style-name="Preformatted_20_Text">
</text:p>
      <text:p text:style-name="Preformatted_20_Text">
<text:span text:style-name="BuiltInTok">console</text:span><text:span text:style-name="OperatorTok">.</text:span><text:span text:style-name="FunctionTok">log</text:span><text:span text:style-name="NormalTok">(</text:span><text:span text:style-name="FunctionTok">foo</text:span><text:span text:style-name="NormalTok">(</text:span><text:span text:style-name="DecValTok">5</text:span><text:span text:style-name="NormalTok">))</text:span><text:span text:style-name="OperatorTok">;</text:span>
</text:p>
      <text:h text:style-name="Heading_20_2" text:outline-level="2"><text:bookmark-start text:name="tables"/>Tables<text:bookmark-end text:name="table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tion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path to data files to supply the data that will be passed into templates.</text:p>
          </table:table-cell>
        </table:table-row>
        <table:table-row>
          <table:table-cell table:style-name="TableRowCell" office:value-type="string">
            <text:p text:style-name="Table_20_Contents">engine</text:p>
          </table:table-cell>
          <table:table-cell table:style-name="TableRowCell" office:value-type="string">
            <text:p text:style-name="Table_20_Contents">engine to be used for processing templates. Handlebars is the default.</text:p>
          </table:table-cell>
        </table:table-row>
        <table:table-row>
          <table:table-cell table:style-name="TableRowCell" office:value-type="string">
            <text:p text:style-name="Table_20_Contents">ext</text:p>
          </table:table-cell>
          <table:table-cell table:style-name="TableRowCell" office:value-type="string">
            <text:p text:style-name="Table_20_Contents">extension to be used for dest files.</text:p>
          </table:table-cell>
        </table:table-row>
      </table:table>
      <text:p text:style-name="First_20_paragraph">Right aligned column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5">Option</text:p>
            </table:table-cell>
            <table:table-cell table:style-name="TableHeaderRowCell" office:value-type="string">
              <text:p text:style-name="P16">Description</text:p>
            </table:table-cell>
          </table:table-row>
        </table:table-header-rows>
        <table:table-row>
          <table:table-cell table:style-name="TableRowCell" office:value-type="string">
            <text:p text:style-name="P17">data</text:p>
          </table:table-cell>
          <table:table-cell table:style-name="TableRowCell" office:value-type="string">
            <text:p text:style-name="P18">path to data files to supply the data that will be passed into templates.</text:p>
          </table:table-cell>
        </table:table-row>
        <table:table-row>
          <table:table-cell table:style-name="TableRowCell" office:value-type="string">
            <text:p text:style-name="P17">engine</text:p>
          </table:table-cell>
          <table:table-cell table:style-name="TableRowCell" office:value-type="string">
            <text:p text:style-name="P18">engine to be used for processing templates. Handlebars is the default.</text:p>
          </table:table-cell>
        </table:table-row>
        <table:table-row>
          <table:table-cell table:style-name="TableRowCell" office:value-type="string">
            <text:p text:style-name="P17">ext</text:p>
          </table:table-cell>
          <table:table-cell table:style-name="TableRowCell" office:value-type="string">
            <text:p text:style-name="P18">extension to be used for dest files.</text:p>
          </table:table-cell>
        </table:table-row>
      </table:table>
      <text:h text:style-name="Heading_20_2" text:outline-level="2"><text:bookmark-start text:name="links"/>Links<text:bookmark-end text:name="links"/></text:h>
      <text:p text:style-name="First_20_paragraph"><text:a xlink:type="simple" xlink:href="http://dev.nodeca.com" office:name=""><text:span text:style-name="Definition">link text</text:span></text:a></text:p>
      <text:p text:style-name="Text_20_body"><text:a xlink:type="simple" xlink:href="http://nodeca.github.io/pica/demo/" office:name="title text!"><text:span text:style-name="Definition">link with title</text:span></text:a></text:p>
      <text:p text:style-name="Text_20_body">Autoconverted link https://github.com/nodeca/pica (enable linkify to see)</text:p>
      <text:h text:style-name="Heading_20_2" text:outline-level="2"><text:bookmark-start text:name="images"/>Images<text:bookmark-end text:name="images"/></text:h>
      <text:p text:style-name="First_20_paragraph"><draw:frame draw:name="img1" svg:width="896.0pt" svg:height="896.0pt"><draw:image xlink:href="Pictures/0.png" xlink:type="simple" xlink:show="embed" xlink:actuate="onLoad"/></draw:frame> <draw:frame draw:name="img2" svg:width="704.0pt" svg:height="676.0pt"><draw:image xlink:href="Pictures/1.jpg" xlink:type="simple" xlink:show="embed" xlink:actuate="onLoad"/></draw:frame></text:p>
      <text:p text:style-name="Text_20_body">Like links, Images also have a footnote style syntax</text:p>
      <text:p text:style-name="FigureWithCaption"><draw:frame draw:name="img3" svg:width="896.0pt" svg:height="896.0pt"><draw:image xlink:href="Pictures/2.jpg" xlink:type="simple" xlink:show="embed" xlink:actuate="onLoad"/></draw:frame></text:p>
      <text:p text:style-name="FigureCaption">Alt text</text:p>
      <text:p text:style-name="Text_20_body">With a reference later in the document defining the URL location:</text:p>
      <text:h text:style-name="Heading_20_2" text:outline-level="2"><text:bookmark-start text:name="plugins"/>Plugins<text:bookmark-end text:name="plugins"/></text:h>
      <text:p text:style-name="First_20_paragraph">The killer feature of <text:span text:style-name="Source_Text">markdown-it</text:span> is very effective support of <text:a xlink:type="simple" xlink:href="https://www.npmjs.org/browse/keyword/markdown-it-plugin" office:name=""><text:span text:style-name="Definition">syntax plugins</text:span></text:a>.</text:p>
      <text:h text:style-name="Heading_20_3" text:outline-level="3"><text:bookmark-start text:name="emojies"/><text:a xlink:type="simple" xlink:href="https://github.com/markdown-it/markdown-it-emoji" office:name=""><text:span text:style-name="Definition">Emojies</text:span></text:a><text:bookmark-end text:name="emojies"/></text:h>
      <text:p text:style-name="P19">Classic markup: :wink: :crush: :cry: :tear: :laughing: :yum:</text:p>
      <text:p text:style-name="P19">Shortcuts (emoticons): :-) :-( 8-) ;)</text:p>
      <text:p text:style-name="First_20_paragraph">see <text:a xlink:type="simple" xlink:href="https://github.com/markdown-it/markdown-it-emoji#change-output" office:name=""><text:span text:style-name="Definition">how to change output</text:span></text:a> with twemoji.</text:p>
      <text:h text:style-name="Heading_20_3" text:outline-level="3"><text:bookmark-start text:name="subscript-superscript"/><text:a xlink:type="simple" xlink:href="https://github.com/markdown-it/markdown-it-sub" office:name=""><text:span text:style-name="Definition">Subscript</text:span></text:a> / <text:a xlink:type="simple" xlink:href="https://github.com/markdown-it/markdown-it-sup" office:name=""><text:span text:style-name="Definition">Superscript</text:span></text:a><text:bookmark-end text:name="subscript-superscript"/></text:h>
      <text:list text:style-name="L7">
        <text:list-item>
          <text:p text:style-name="P20">19<text:span text:style-name="T4">th</text:span></text:p>
        </text:list-item>
        <text:list-item>
          <text:p text:style-name="P20">H<text:span text:style-name="T5">2</text:span>O</text:p>
        </text:list-item>
      </text:list>
      <text:h text:style-name="Heading_20_3" text:outline-level="3"><text:bookmark-start text:name="ins"/><text:a xlink:type="simple" xlink:href="https://github.com/markdown-it/markdown-it-ins" office:name=""><text:span text:style-name="Definition">&lt;ins&gt;</text:span></text:a><text:bookmark-end text:name="ins"/></text:h>
      <text:p text:style-name="First_20_paragraph">++Inserted text++</text:p>
      <text:h text:style-name="Heading_20_3" text:outline-level="3"><text:bookmark-start text:name="mark"/><text:a xlink:type="simple" xlink:href="https://github.com/markdown-it/markdown-it-mark" office:name=""><text:span text:style-name="Definition">&lt;mark&gt;</text:span></text:a><text:bookmark-end text:name="mark"/></text:h>
      <text:p text:style-name="First_20_paragraph">==Marked text==</text:p>
      <text:h text:style-name="Heading_20_3" text:outline-level="3"><text:bookmark-start text:name="footnotes"/><text:a xlink:type="simple" xlink:href="https://github.com/markdown-it/markdown-it-footnote" office:name=""><text:span text:style-name="Definition">Footnotes</text:span></text:a><text:bookmark-end text:name="footnotes"/></text:h>
      <text:p text:style-name="First_20_paragraph">Footnote 1 link<text:note text:id="ftn0" text:note-class="footnote"><text:note-citation>1</text:note-citation><text:note-body><text:p text:style-name="Footnote">Footnote <text:span text:style-name="T1">can have markup</text:span></text:p><text:p text:style-name="Footnote">and multiple paragraphs.</text:p></text:note-body></text:note>.</text:p>
      <text:p text:style-name="Text_20_body">Footnote 2 link<text:note text:id="ftn1" text:note-class="footnote"><text:note-citation>2</text:note-citation><text:note-body><text:p text:style-name="Footnote">Footnote text.</text:p></text:note-body></text:note>.</text:p>
      <text:p text:style-name="Text_20_body">Inline footnote<text:note text:id="ftn2" text:note-class="footnote"><text:note-citation>3</text:note-citation><text:note-body><text:p text:style-name="Footnote">Text of inline footnote</text:p></text:note-body></text:note> definition.</text:p>
      <text:p text:style-name="Text_20_body">Duplicated footnote reference<text:note text:id="ftn3" text:note-class="footnote"><text:note-citation>4</text:note-citation><text:note-body><text:p text:style-name="Footnote">Footnote text.</text:p></text:note-body></text:note>.</text:p>
      <text:h text:style-name="Heading_20_3" text:outline-level="3"><text:bookmark-start text:name="definition-lists"/><text:a xlink:type="simple" xlink:href="https://github.com/markdown-it/markdown-it-deflist" office:name=""><text:span text:style-name="Definition">Definition lists</text:span></text:a><text:bookmark-end text:name="definition-lists"/></text:h>
      <text:p text:style-name="Definition_20_Term">Term 1</text:p>
      <text:p text:style-name="Definition_20_Definition">Definition 1 with lazy continuation.</text:p>
      <text:p text:style-name="Definition_20_Term">Term 2 with <text:span text:style-name="T2">inline markup</text:span></text:p>
      <text:p text:style-name="Definition_20_Definition">Definition 2</text:p>
      <text:p text:style-name="P21">{ some code, part of Definition 2 }</text:p>
      <text:p text:style-name="Definition_20_Definition">Third paragraph of definition 2.</text:p>
      <text:p text:style-name="First_20_paragraph"><text:span text:style-name="T2">Compact style:</text:span></text:p>
      <text:p text:style-name="Definition_20_Term_20_Tight">Term 1</text:p>
      <text:p text:style-name="Definition_20_Definition_20_Tight">Definition 1</text:p>
      <text:p text:style-name="Definition_20_Term_20_Tight">Term 2</text:p>
      <text:p text:style-name="Definition_20_Definition_20_Tight">Definition 2a</text:p>
      <text:p text:style-name="Definition_20_Definition_20_Tight">Definition 2b</text:p>
      <text:h text:style-name="Heading_20_3" text:outline-level="3"><text:bookmark-start text:name="abbreviations"/><text:a xlink:type="simple" xlink:href="https://github.com/markdown-it/markdown-it-abbr" office:name=""><text:span text:style-name="Definition">Abbreviations</text:span></text:a><text:bookmark-end text:name="abbreviations"/></text:h>
      <text:p text:style-name="First_20_paragraph">This is HTML abbreviation example.</text:p>
      <text:p text:style-name="Text_20_body">It converts “HTML”, but keep intact partial entries like “xxxHTMLyyy” and so on.</text:p>
      <text:p text:style-name="Text_20_body">*[HTML]: Hyper Text Markup Language</text:p>
      <text:h text:style-name="Heading_20_3" text:outline-level="3"><text:bookmark-start text:name="custom-containers"/><text:a xlink:type="simple" xlink:href="https://github.com/markdown-it/markdown-it-container" office:name=""><text:span text:style-name="Definition">Custom containers</text:span></text:a><text:bookmark-end text:name="custom-containers"/></text:h>
      <text:p text:style-name="First_20_paragraph"><text:span text:style-name="T2">here be dragons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nl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nl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nl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nl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7</meta:generator>
    <dc:title/>
    <dc:description/>
    <dc:subject/>
    <meta:keyword/>
    <dc:language>nl</dc:language>
    <meta:initial-creator/>
    <dc:creator/>
    <meta:creation-date>2023-09-09T08:42:18Z</meta:creation-date>
    <dc:date>2023-09-09T08:42:18Z</dc:date>
  </office:meta>
</office:document-meta>
</file>